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Вопросы<text:s/></text:span><text:span text:style-name="T2">💎</text:span><text:span text:style-name="T3"/></text:p>
      <text:p text:style-name="P1"><text:span text:style-name="T3"/></text:p>
      <text:p text:style-name="P1"><text:span text:style-name="T3">1.<text:s/></text:span><text:span text:style-name="T4">Чем отличается класс от объекта? Приведите примеры и того, и другого, отличные от указанных в уроке.</text:span></text:p>
      <text:p text:style-name="P1"><text:span text:style-name="T5">Объект<text:s/></text:span><text:span text:style-name="T6">—<text:s/></text:span><text:span text:style-name="T7">это набор собранных внутри одной переменной свойств и/или функций. Класс<text:s/></text:span><text:span text:style-name="T8">—<text:s/></text:span><text:span text:style-name="T9">это шаблон, описывающий свойства и методы, которыми будет обладать любой объект, созданный на основе этого класса.</text:span></text:p>
      <text:p text:style-name="P1"><text:span text:style-name="T9">Класс - это только структура, а объекты - это уже конкретные переменные с заполненными полями на основе этой структуры.</text:span></text:p>
      <text:p text:style-name="P1"><text:span text:style-name="T10">2. Приведите примеры объектно-ориентированного подхода в реальной жизни. </text:span></text:p>
      <text:p text:style-name="P1"><text:span text:style-name="T11">Мамин погреб содержит классы: Банка(название продукта, литраж, год выпуска).<text:line-break/>Моя тарелка как обьект - (белки, жиры, углеводы)<text:line-break/></text:span></text:p>
      <text:p text:style-name="P1"><text:span text:style-name="T12"><text:s text:c="4"/>Приведите примеры объектно-ориентированного подхода в программировании. </text:span></text:p>
      <text:p text:style-name="P1"><text:span text:style-name="T13">Пост в Инстаграм (автор, дата, название, фото, текст)<text:line-break/>Статья в интернет-учебнике (автор, дата, заголовок, текст)<text:line-break/>Приложение доставки еды (рестораны, кафе, торговые точки в моллах)<text:line-break/>Блюда в приложении доставки еды (название, цена, вид кухни(напр. азиатская)</text:span></text:p>
      <text:p text:style-name="P1"><text:span text:style-name="T13"><text:line-break/></text:span><text:span text:style-name="T14">3. Что такое конструктор? Самостоятельно изучите и напишите, какие бывают виды конструкторов.</text:span></text:p>
      <text:p text:style-name="P1"><text:span text:style-name="T15">Конструктор это функция инициализирующая объект и ключевое слово-оператор<text:s text:c="2"/></text:span><text:span text:style-name="T16">new.<text:line-break/></text:span><text:span text:style-name="T17">Функции-конструкторы являются обычными функциями. Но есть два соглашения:</text:span></text:p>
      <text:p text:style-name="P1"><text:span text:style-name="T17">-Имя функции-конструктора должно начинаться с большой буквы.</text:span></text:p>
      <text:p text:style-name="P1"><text:span text:style-name="T17">-Функция-конструктор должна вызываться при помощи оператора "new". Такой вызов создаёт пустой this в начале выполнения и возвращает заполненный в конце.</text:span></text:p>
      <text:p text:style-name="P1"><text:span text:style-name="T18"><text:line-break/></text:span><text:span text:style-name="T19">Технически любая функция может быть использована как конструктор, то есть, при помощи оператора new, и выполнится алгоритм, указанный выше в примере. Заглавная буква в названии функции является всеобщим соглашением по именованию, она подсказывает разработчику, что данная функция является функцией-конструктором, и её нужно вызывать через new.<text:line-break/>Примером может послужить<text:s text:c="2"/>встроенная функция new Date()</text:span></text:p>
      <text:p text:style-name="P1"><text:span text:style-name="T20"/></text:p>
      <text:p text:style-name="P1"><text:span text:style-name="T20">4. Что выведет код? Почему именно так? </text:span></text:p>
      <text:p text:style-name="P1"><draw:frame text:anchor-type="as-char" svg:width="116.95mm" svg:height="80.17mm" style:rel-width="scale" style:rel-height="scale"><draw:object-ole xlink:href="OleObj1"/><draw:image xlink:href="ObjectReplacements/OleObj1"/></draw:frame><text:span text:style-name="T20"/></text:p>
      <text:p text:style-name="P1"><text:span text:style-name="T21">Код выведет</text:span><text:span text:style-name="T22">:</text:span></text:p>
      <text:p text:style-name="P1"><text:span text:style-name="T23"><text:s/>ninja</text:span></text:p>
      <text:p text:style-name="P1"><text:span text:style-name="T23">pomidor</text:span></text:p>
      <text:p text:style-name="P1"><text:span text:style-name="T23">site</text:span><text:span text:style-name="T24"><text:s text:c="4"/><text:line-break/></text:span><text:span text:style-name="T25">Мы создали функцию которая выводит имя (this)</text:span><text:span text:style-name="T26">,</text:span><text:span text:style-name="T27"><text:s/>потом создали переменную с именем и два обьекта в которых<text:s text:c="2"/>есть пара "ключ-значение" с ключом<text:s/></text:span><text:span text:style-name="T28">"</text:span><text:span text:style-name="T29">имя", применили к ним функцию и получили имена</text:span></text:p>
      <text:p text:style-name="P1"><text:span text:style-name="T30"/></text:p>
      <text:p text:style-name="P1"><text:span text:style-name="T30">5. Чем статические свойства и методы отличаются от нестатических? В каких ситуациях они применяются?</text:span></text:p>
      <text:p text:style-name="P1"><text:span text:style-name="T31">Статические методы принадлежат классу в целом</text:span><text:span text:style-name="T32">,<text:s/></text:span><text:span text:style-name="T33">а не относятся к конкретному объекту класса. Они применяются для валидации, для сравнений, в базах данных, для создания классов калькуляторов....</text:span><text:span text:style-name="T34"/></text:p>
      <text:p text:style-name="P1"><text:span text:style-name="T34">6. Самостоятельно изучите, что такое геттеры и сеттеры, приведите пример класса с их использованием.</text:span></text:p>
      <text:p text:style-name="P1"><text:span text:style-name="T35">Это свойства-аксессоры (accessor properties). Функции, которые используются для присвоения и получения значения, выглядят как обычные свойства объекта,<text:s/></text:span><text:span text:style-name="T36">«</text:span><text:span text:style-name="T37">геттер</text:span><text:span text:style-name="T38">»<text:s/></text:span><text:span text:style-name="T39">–<text:s/></text:span><text:span text:style-name="T40">для чтения и<text:s/></text:span><text:span text:style-name="T41">«</text:span><text:span text:style-name="T42">сеттер</text:span><text:span text:style-name="T43">»<text:s/></text:span><text:span text:style-name="T44">–<text:s/></text:span><text:span text:style-name="T45">для записи. Обозначаются get и set:</text:span></text:p>
      <text:p text:style-name="P1"><text:span text:style-name="T46">7. Что выведет код? Почему именно так?</text:span></text:p>
      <text:p text:style-name="P2"><draw:frame text:anchor-type="as-char" svg:width="83.61mm" svg:height="55.30mm" style:rel-width="scale" style:rel-height="scale"><draw:object-ole xlink:href="OleObj2"/><draw:image xlink:href="ObjectReplacements/OleObj2"/></draw:frame><text:span text:style-name="T46"/></text:p>
      <text:p text:style-name="P3"><text:span text:style-name="T47"><text:s/>Код выведет<text:s/></text:span><text:span text:style-name="T48">Object</text:span><text:span text:style-name="T49">, так как мы создали класс конструктор,а потом объект на основе этого класса, поэтому<text:s/></text:span><text:span text:style-name="T50">typeof<text:s/></text:span><text:span text:style-name="T51">будет<text:s/></text:span><text:span text:style-name="T52">Object</text:span><text:span text:style-name="T53"/></text:p>
      <text:p text:style-name="P3"><text:span text:style-name="T54"/></text:p>
      <text:p text:style-name="P3"><text:span text:style-name="T54">8.<text:s text:c="2"/>Что выведет код? Почему именно так?</text:span></text:p>
      <text:p text:style-name="P4"><draw:frame text:anchor-type="as-char" svg:width="59.00mm" svg:height="64.29mm" style:rel-width="scale" style:rel-height="scale"><draw:object-ole xlink:href="OleObj3"/><draw:image xlink:href="ObjectReplacements/OleObj3"/></draw:frame><text:span text:style-name="T54"/></text:p>
      <text:p text:style-name="P5"><text:span text:style-name="T55">Код выведет<text:s/></text:span><text:span text:style-name="T56">Object {name: 'Valera', age: 23}</text:span><text:span text:style-name="T57">, потому что мы создали такой объект, а переменная не сработает, потому что новые данные в обьект так<text:s text:c="2"/>не добавляются</text:span><text:span text:style-name="T5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